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81"/>
    <style:style style:name="ce8" style:family="table-cell" style:parent-style-name="Default" style:data-style-name="N66"/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2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velocity_err</text:p>
          </table:table-cell>
          <table:table-cell table:style-name="ce1" office:value-type="string" calcext:value-type="string">
            <text:p>redshift</text:p>
          </table:table-cell>
          <table:table-cell table:style-name="ce1" office:value-type="string" calcext:value-type="string">
            <text:p>redshift_err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sigma_err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ppxf_file</text:p>
          </table:table-cell>
          <table:table-cell table:style-name="ce1" office:value-type="string" calcext:value-type="string">
            <text:p>is_gc</text:p>
          </table:table-cell>
          <table:table-cell table:style-name="ce1" office:value-type="string" calcext:value-type="string">
            <text:p>is_associated</text:p>
          </table:table-cell>
        </table:table-row>
        <table:table-row table:style-name="ro1">
          <table:table-cell table:style-name="ce1" office:value-type="string" calcext:value-type="string">
            <text:p>NGC247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GCs1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float" office:value="23.33" calcext:value-type="float">
            <text:p>23.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40" calcext:value-type="float">
            <text:p>3.40E+02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float" office:value="20.95" calcext:value-type="float">
            <text:p>20.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_NCS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400" calcext:value-type="float">
            <text:p>4.00E+02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office:value-type="float" office:value="16.92" calcext:value-type="float">
            <text:p>16.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GCs2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0.00049" calcext:value-type="float">
            <text:p>0.00049</text:p>
          </table:table-cell>
          <table:table-cell table:style-name="ce2" office:value-type="float" office:value="0.000055" calcext:value-type="float">
            <text:p>0.00005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2" calcext:value-type="float">
            <text:p>32</text:p>
          </table:table-cell>
          <table:table-cell office:value-type="time" office:time-value="PT00H47M13.413S" calcext:value-type="time">
            <text:p>00:47:13.41</text:p>
          </table:table-cell>
          <table:table-cell office:value-type="time" office:time-value="-PT20H47M22.2S" calcext:value-type="time">
            <text:p>-20:47:22.20</text:p>
          </table:table-cell>
          <table:table-cell office:value-type="float" office:value="9.55" calcext:value-type="float">
            <text:p>9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00" calcext:value-type="float">
            <text:p>5.00E+02</text:p>
          </table:table-cell>
          <table:table-cell office:value-type="time" office:time-value="PT00H47M14.14S" calcext:value-type="time">
            <text:p>00:47:14.14</text:p>
          </table:table-cell>
          <table:table-cell office:value-type="time" office:time-value="-PT20H47M21.47S" calcext:value-type="time">
            <text:p>-20:47:21.47</text:p>
          </table:table-cell>
          <table:table-cell office:value-type="float" office:value="9.03" calcext:value-type="float">
            <text:p>9.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time" office:time-value="PT00H47M14.18S" calcext:value-type="time">
            <text:p>00:47:14.18</text:p>
          </table:table-cell>
          <table:table-cell office:value-type="time" office:time-value="-PT20H47M17.35S" calcext:value-type="time">
            <text:p>-20:47:17.35</text:p>
          </table:table-cell>
          <table:table-cell office:value-type="float" office:value="17.38" calcext:value-type="float">
            <text:p>17.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string" calcext:value-type="string">
            <text:p>5P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time" office:time-value="PT00H46M55.47S" calcext:value-type="time">
            <text:p>00:46:55.47</text:p>
          </table:table-cell>
          <table:table-cell office:value-type="time" office:time-value="-PT20H41M33.8S" calcext:value-type="time">
            <text:p>-20:41:33.80</text:p>
          </table:table-cell>
          <table:table-cell office:value-type="float" office:value="9.39" calcext:value-type="float">
            <text:p>9.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10P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DO190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time" office:time-value="PT14H24M44.9S" calcext:value-type="time">
            <text:p>14:24:44.90</text:p>
          </table:table-cell>
          <table:table-cell office:value-type="time" office:time-value="PT44H31M32.5S" calcext:value-type="time">
            <text:p>44:31:32.50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2T16:14:07.347948402</dc:date>
    <meta:editing-duration>PT5H42M55S</meta:editing-duration>
    <meta:editing-cycles>25</meta:editing-cycles>
    <meta:generator>LibreOffice/7.3.7.2$Linux_X86_64 LibreOffice_project/30$Build-2</meta:generator>
    <meta:document-statistic meta:table-count="1" meta:cell-count="136" meta:object-count="0"/>
  </office:meta>
</office:document-meta>
</file>